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5-10-1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5-05-0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4-10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4-04-1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3-10-1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3-04-11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2-10-03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2-04-1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1-10-0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1-05-0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590903324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